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4586"/>
    </style:style>
    <style:style style:name="P2" style:family="paragraph" style:parent-style-name="Standard">
      <style:paragraph-properties fo:text-align="center" style:justify-single-word="false"/>
      <style:text-properties style:use-window-font-color="true"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center" style:justify-single-word="false"/>
      <style:text-properties style:use-window-font-color="true" fo:font-weight="bold" style:font-weight-asian="bold" style:font-weight-complex="bold"/>
    </style:style>
    <style:style style:name="P7" style:family="paragraph" style:parent-style-name="Standard">
      <style:paragraph-properties fo:text-align="justify" style:justify-single-word="false"/>
      <style:text-properties style:use-window-font-color="true" fo:font-size="14pt" style:font-size-asian="14pt" style:font-size-complex="14pt"/>
    </style:style>
    <style:style style:name="P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color="#004586"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justify" style:justify-single-word="false"/>
      <style:text-properties style:text-underline-style="none"/>
    </style:style>
    <style:style style:name="T1" style:family="text">
      <style:text-properties fo:color="#004586"/>
    </style:style>
    <style:style style:name="T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4"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5" style:family="text">
      <style:text-properties style:use-window-font-color="true"/>
    </style:style>
    <style:style style:name="T6" style:family="text">
      <style:text-properties style:use-window-font-color="true" style:font-name="Times New Roman" fo:font-size="12pt" fo:letter-spacing="normal" fo:font-style="normal" fo:font-weight="normal" style:font-size-asian="12pt" style:font-style-asian="normal" style:font-size-complex="12pt" style:font-style-complex="normal"/>
    </style:style>
    <style:style style:name="T7" style:family="text">
      <style:text-properties style:use-window-font-color="true" style:font-name="Times New Roman" fo:font-size="12pt" fo:font-style="normal" style:font-size-asian="12pt" style:font-style-asian="normal" style:font-size-complex="12pt" style:font-style-complex="normal"/>
    </style:style>
    <style:style style:name="T8"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ME STORY</text:p>
      <text:p text:style-name="P2"/>
      <text:p text:style-name="P3"><text:span text:style-name="T1">Premesse:</text:span><text:span text:style-name="T5"> </text:span><text:span text:style-name="T7">la storia inizia dopo la fine della nona stagione, questa è la situazione:</text:span></text:p>
      <text:list xml:id="list3770419364713290120" text:style-name="L1">
        <text:list-item>
          <text:p text:style-name="P5"><text:span text:style-name="T7">-Clara, </text:span><text:span text:style-name="T4">sospesa temporalmente dai signori del tempo, è priva di </text:span><text:a xlink:type="simple" xlink:href="https://it.wikipedia.org/wiki/Battito_cardiaco" text:style-name="Internet_20_link" text:visited-style-name="Visited_20_Internet_20_Link"><text:span text:style-name="T2">battito cardiaco</text:span></text:a><text:span text:style-name="T4">, e dovrà essere riposizionata nella sua linea temporale per morire come previsto ed evitare una frattura nel </text:span><text:span text:style-name="T6">continuum temporale.</text:span><text:span text:style-name="T4"> Parte quindi con Ashildir a bordo di un secondo TARDIS per tornare su Gallifrey, ma per sfruttare appieno la sua condizione di sospensione decide di “prendere la strada più lunga”, ovvero viaggiare nel tempo e nello spazio con la sua <text:s/>nuova compagna e vivere molte altre avventure.</text:span></text:p>
        </text:list-item>
        <text:list-item>
          <text:p text:style-name="P5"><text:span text:style-name="T4">- Il dottore ha perso la memoria delle fattezze di Clara (ma non delle avventure vissute con lei) e riparte con il suo TARDIS, dove trova un nuovo cacciavite sonico</text:span><text:span text:style-name="T3"> </text:span><text:span text:style-name="T4">ed un messaggio che Clara gli ha lasciato sulla sua lavagna: "Corri, sapientone, e sii un Dottore".</text:span></text:p>
        </text:list-item>
      </text:list>
      <text:p text:style-name="P4">La storia è ambientata nella Babilonia del VI secolo a.c. Nel momento di massima espansione della città, sotto il governo di un sovrano straniero, arrivato da molto lontano, che grazie alle sue conoscenze tecnologiche e al fatto che dopo il suo arrivo ogni lingua diventa comprensibile, viene riconosciuto come dio dalla popolazione locale, che lo venera. Questo sovrano ha iniziato la costruzione di una torre, che si innalza dal centro della città, e che cresce sempre di più, grazie al lavoro tutti i fedeli che accorrono da ogni parte per stabilirsi li. La popolazione è molto devota, ma c'è un piccolo movimento di ribellione, capeggiato da un uomo di nome Abramo, che non crede alla natura divina del nuovo sovrano, e cerca in tutti i modi di far aprire gli occhi anche al resto della gente.<text:tab/></text:p>
      <text:p text:style-name="P4">La città ha una pianta quadrangolare, è attraversata dal fiume Eufrate e circondata da due cinte murarie: nella prima, la più bassa, vive la maggior parte della popolazione, in maggioranza contadini, che coltivano i campi al di fuori delle mura, artigiani e commercianti di basso livello. All'interno della seconda cinta invece vivono i mercanti più ricchi, i nobili, e i servi di alto rango. Al centro della città sorge la Torre di Babele.</text:p>
      <text:p text:style-name="P4"/>
      <text:p text:style-name="P1">Introduzione</text:p>
      <text:p text:style-name="P3">Dopo aver lasciato il dottore, Clara e Ashildir si mettono in viaggio, e il TARDIS riceve una telefonata: una richiesta di aiuto, dalla babilonia del 650 AC: Incuriosite, le protagoniste inseriscono le coordinate da cui arriva il segnale e partono. [<text:span text:style-name="T1">sequenza filmica iniziale, non giocabile]<text:tab/><text:line-break/></text:span>Una volta uscite dalla cabina, si ritrovano in cima ad una torre altissima, al centro di una città nel deserto. L'atterraggio del TARDIS non è passato inosservato, infatti le due protagoniste vengono subito fermate da un manipolo di guardie, che stupite e un po' spaventate, le conducono all'interno della torre, dal loro sovrano, che chiamano “dio”. L'uomo le “riceve” in una stanza enorme, ma non particolarmente sfarzosa, pone loro molte domande, su chi sono e soprattutto su come spieghino la presenza del TARDIS: Clara e Ashildir tentano di rispondere in vari modi <text:span text:style-name="T1">[il giocatore può anche dire la verità, ma comunque viene imprigionato.]</text:span> ma il re mostra di non credere ad una sola parola. Spazientito il re le fa portare nella prigione sotterranea della città. <text:span text:style-name="T1">[il dottore riconosce Ashildir e capisce che il tardis ha chiamato aiuto, ma fa finta di nulla, perché tanto lei non può riconoscerlo]</text:span></text:p>
      <text:p text:style-name="P1">Livello 1</text:p>
      <text:p text:style-name="P3">in prigione Clara e Ashildir incontrano un altro prigioniero, Abramo, che, molto stupito del loro modo di vestire e comportarsi, all'inizio è diffidente, ma quando capisce che sono state rinchiuse anche loro perché considerate ostili al re si “ammorbidisce” e racconta loro di essere il capo di una fazione ribelle all'attuale sovrano, che si fa chiamare dio, ma che in realtà (secondo Abramo) è solo un uomo come gli altri, particolarmente bravo con i trucchi.</text:p>
      <text:p text:style-name="P3">Questa storia interessa abbastanza le protagoniste, che in effetti hanno ricevuto una richiesta di aiuto, e quindi sospettano che possa avere a che fare con questo sovrano.</text:p>
      <text:p text:style-name="P3">A questo punto, Abramo rivela di avere un piano di fuga,e insieme i tre escono dalla prigione.<text:span text:style-name="T1">[puzzle/enigma in cui inseriamo elementi fantascientifici per rendere l'idea che effettivamente il re si serve di tecnologia aliena]</text:span></text:p>
      <text:p text:style-name="P3">Il tunnel che porta all'esterno sbuca al di fuori della prima cinta muraria della città, vicino al fiume <text:soft-page-break/>Eufrate, i tre fuggitivi iniziano a scappare, ma le guardie hanno dato l'allarme, e sono partite all'inseguimen<text:span text:style-name="T8">to. Ad un certo punto Abramo viene ferito da una freccia e rimane indietro. Clara e Ashildir per scappare si tuffano nel fiume e lo attraversano a nuoto.</text:span></text:p>
      <text:p text:style-name="P1">Livello 2</text:p>
      <text:p text:style-name="P3">Dopo aver camminato un po', Clara ed Ashildir arrivano alla porta della città. Ora, la loro priorità è capire come raggiungere il TARDIS, non tanto per andare via (hanno ricevuto una richiesta di aiuto, devono indagare) ma perché lasciarlo in mano a degli sconosciuti, e ad un re che si spaccia per divinità, e che potrebbe non essere umano può essere molto pericoloso.</text:p>
      <text:p text:style-name="P3">Dunque, le due protagoniste cercano un modo per tornare in città: sembra che l'unico sia passare dalla porta principale, ma non è certo una passeggiata, con le guardie che la sorvegliano giorno e notte. Vedono una carovana di mercanti che sta per entrare: provano ad aggregarsi, ma con il loro aspetto e il fatto che sono due donne sole, non trovano molta collaborazione. L'unico che si lascia convincere è il proprietario di un gruppo di prostitute, che le prende “a servizio” convinto che siano due mogli ripudiate per i loro costumi frivoli. <text:span text:style-name="T1">[qui per convincere il mercante il giocatore deve parlare con gli altri membri della carovana e scoprire quali sono le sue preferenze/punti deboli per convincerlo, es: portare una bottiglia di vino...]</text:span>Vestite e mescolate alle altre ragazze, Clara e Ashildir entrano in città. Poco dentro la porta, cercano di staccarsi dal gruppo, ma il mercante cerca di ostacolarle: Clara inizia a cercare una via di fuga diplomatica e senza spargimenti di sangue, Ashildir invece pugnala il mercante alla gola, senza pensarci troppo. <text:span text:style-name="T1">[qui, dal momento che il mercante le ostacola, Clara rimane non giocabile, e si può muovere solo Ashildir, che come unica opzione ha “metti KO”]</text:span></text:p>
      <text:p text:style-name="P3">Qui abbiamo un litigio tra le due, che alla fine proseguono insieme, anche se non sono d'accordo con i reciproci “metodi di indagine” : Clara trova quelli della compagna troppo invasivi.</text:p>
      <text:p text:style-name="P1">Livello 3</text:p>
      <text:p text:style-name="P3">una volta dentro la città, scoprono che c'è una seconda cinta di mura, molto più sorvegliata e fortificata della prima, all'interno della quale risiedono ricchi e nobili, e nella quale si trova l'altissima “torre di dio”, come viene chiamata dagli abitanti del luogo. Capiscono che da sole possono fare poco, allora cominciano ad indagare,<text:span text:style-name="T1"> [andando in giro per la città e parlando con le persone]</text:span> per scoprire un po di più sulla ribellione, e sulla situazione in città. Cosi vengono a conoscenza di come il dio sia arrivato, e del fatto che dopo il suo arrivo ogni lingua divenne comprensibile, di come la città abbia iniziato ad allargarsi sempre di più, e la torre, <text:s/>iniziata come progetto per dare lavoro ai fedeli, si alzi a dismisura da anni, grazie a tutte le persone che arrivano per rendere omaggio al dio.</text:p>
      <text:p text:style-name="P3">Ora, Clara e Ashildir capiscono che c'è qualcosa di strano, e decidono che prima di andarsene sarebbero arrivate in fondo alla questione, anche se ancora non hanno scoperto chi ha mandato la richiesta di aiuto.</text:p>
      <text:p text:style-name="P3">Parlando con la gente del posto scoprono dove Abramo viveva con sua moglie, prima di diventare un ricercato, e si dirigono a casa sua.</text:p>
      <text:p text:style-name="P3">Qui eludono facilmente la guardia messa a sorveglianza, ma questa si accorge dei movimenti all'interno e va a cercare rinforzi. <text:span text:style-name="T1">[parte un timer, che conta il tempo che le guardie ci mettono ad arrivare, allo scadere bisogna essere fuori, altrimenti si viene ricatturate e si deve ricominciare.]</text:span>Cercano indizi, su chi possano essere i membri della ribellione o su dove si nascondono, e trovano un oggetto particolare che gli ricorda un mercante della carovana.</text:p>
      <text:p text:style-name="P3">Arrivano le guardie, Clara e Me scappano ed iniziano a cercare quest'uomo. <text:s/>Per scappare si confondono tra la gente alla apparizione mistiche di nimrod. E qui si spiega un po di più il suo personaggio.</text:p>
      <text:p text:style-name="P1">Livello 4</text:p>
      <text:p text:style-name="P3">Raggiunta l'abitazione dell'uomo, un mercante di media ricchezza, un po' fifone e non particolarmente scaltro, <text:s/>riescono a convincerlo ad aiutarle ad oltrepassare la seconda cinta di mura, a patto che poi loro avrebbero aiutato Abramo a fuggire di nuovo.</text:p>
      <text:p text:style-name="P10">Il mercante le porta dunque nella cripta dove la ribellione si riunisce, e viene pesantemente insultato sia da Sara, moglie di Abramo, sia dagli altri membri, per aver condotto due straniere al loro rifugio.</text:p>
      <text:p text:style-name="P10"><text:soft-page-break/>A questo punto Clara ed Ashildir convincono la ribellione ad aiutarle, consegnano la “chiave” per entrare nell sotterraneo ai compagni di abramo, e loro in cambio promettono di creare un diversivo (un tentativo di rivolta) <text:s/>per permettere loro di entrare in città. <text:span text:style-name="T1">[per passare la porta devono superare con qualche astuzia l'unica guardia rimasta].</text:span></text:p>
      <text:p text:style-name="P10"><text:span text:style-name="T1"/></text:p>
      <text:p text:style-name="P9">Livello 5</text:p>
      <text:p text:style-name="P10">Clara e Ashildir sono finalmente entrate nella seconda cinta muraria.</text:p>
      <text:p text:style-name="P10">Biblioteca con sezione privata in cui il <text:s/>dottore tiene i documenti / progetti della torre, a cui possono accedere solo i sacerdoti e il dottore. È tecnologica. </text:p>
      <text:p text:style-name="P10">Clara e Ashildir devono entrare per capire come entrare nella torre, c'è un gruppo di sacerdoti, Ashildir li vuole far fuori tutti ma Clara la convince a prenderne uno da parte e lo stordisce per rubargli la verga perché c'è il chip che fa aprire la porta della stanza.</text:p>
      <text:p text:style-name="P10">Eeeee.....entriamo nella torre! </text:p>
      <text:p text:style-name="P10">Sequenza filmica in cui si vede nimrod che cerca di forzare il Tardis del dottore.</text:p>
      <text:p text:style-name="P10"/>
      <text:p text:style-name="P10">Livello 6</text:p>
      <text:p text:style-name="P10">le vede e si fa una risata, le sfotte perché ci hanno messo tanto. Ha preparato per loro una trappola che dovrebbe intrappolarle in un loop temporale. Ashildir ci rimane ma Clara no, perché e già di per se un paradosso. Il dottore convinto di averle imprigionate se ne va. Clara entra convinta di trovare il dottore trova il tardis, molto cambiato, con la lavagna che dice “the doctor is no more.” <text:span text:style-name="T1">[puzzle sulla console del tardis per liberare ashildir]</text:span>.</text:p>
      <text:p text:style-name="P10">Clara usa il TARDIS per liberare ashildir, il dottore lo vede <text:s/>e capisce che è clara perché si libera e perché entra nel tardis.</text:p>
      <text:p text:style-name="P10">Il dottore corre per cercare di entrare nel TARDIS ma ashildir lo blocca prima e parlano li davanti. Il dottore gli spiega tutto e cerca di convincerle ad aiutarlo</text:p>
      <text:p text:style-name="P10">fanno finta di collaborare per farsi portare in cima alla torre nella sala di controllo e disattivare il mecccanismo della torre che rende docili le persone. Li fa svenire tutti.</text:p>
      <text:p text:style-name="P10">Schiaffo, ma che stai facendo????????il dottore rimane spiazzato, “tu non capisci perché non lo hai mai visto</text:p>
      <text:p text:style-name="P10">le trascina per veere il valeyard, ma non e vero, cerca di scappare ma il tardis rimane incastonato nella torre. Clara e me devono riuscire ad entrare di nuovo, entrano <text:s/>fanno rinsavire il dottore .</text:p>
      <text:p text:style-name="P10">Finale: il dottore sano si scusa con abramo, riparte con il tardis blu....</text:p>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ica valentini</meta:initial-creator>
    <meta:creation-date>2017-11-02T22:09:00.65</meta:creation-date>
    <dc:date>2017-11-03T18:34:45.44</dc:date>
    <dc:creator>monica valentini</dc:creator>
    <meta:editing-duration>PT6H39M49S</meta:editing-duration>
    <meta:editing-cycles>7</meta:editing-cycles>
    <meta:generator>OpenOffice/4.1.2$Win32 OpenOffice.org_project/412m3$Build-9782</meta:generator>
    <meta:document-statistic meta:table-count="0" meta:image-count="0" meta:object-count="0" meta:page-count="3" meta:paragraph-count="41" meta:word-count="1813" meta:character-count="10884"/>
  </office:meta>
</office:document-meta>
</file>